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DejaVu Sans Mono" svg:font-family="'DejaVu Sans Mono'" style:font-adornments="Book" style:font-family-generic="modern" style:font-pitch="fixed"/>
    <style:font-face style:name="文泉驿等宽微米黑" svg:font-family="文泉驿等宽微米黑"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02cm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02cm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02cm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02cm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02cm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02cm solid #000000"/>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padding="0.097cm" fo:border="0.002cm solid #000000"/>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padding="0.097cm" fo:border="0.002cm solid #000000"/>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padding="0.097cm" fo:border="0.002cm solid #000000"/>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padding="0.097cm" fo:border="0.002cm solid #000000"/>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padding="0.097cm" fo:border="0.002cm solid #000000"/>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padding="0.097cm" fo:border="0.002cm solid #000000"/>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padding="0.097cm" fo:border="0.002cm solid #000000"/>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padding="0.097cm" fo:border="0.002cm solid #000000"/>
    </style:style>
    <style:style style:name="P1" style:family="paragraph" style:parent-style-name="First_20_line_20_indent">
      <style:text-properties style:font-name="DejaVu Sans Mono" fo:font-size="12pt" officeooo:paragraph-rsid="00115af2" style:font-size-asian="10.5pt" style:font-size-complex="12pt"/>
    </style:style>
    <style:style style:name="P2" style:family="paragraph" style:parent-style-name="First_20_line_20_indent">
      <style:text-properties officeooo:paragraph-rsid="00115af2"/>
    </style:style>
    <style:style style:name="P3" style:family="paragraph" style:parent-style-name="First_20_line_20_indent" style:list-style-name="L2"/>
    <style:style style:name="P4" style:family="paragraph" style:parent-style-name="First_20_line_20_indent" style:list-style-name="L4"/>
    <style:style style:name="P5" style:family="paragraph" style:parent-style-name="First_20_line_20_indent">
      <style:text-properties officeooo:paragraph-rsid="00125881"/>
    </style:style>
    <style:style style:name="P6" style:family="paragraph" style:parent-style-name="Standard">
      <style:text-properties officeooo:paragraph-rsid="00115af2"/>
    </style:style>
    <style:style style:name="P7" style:family="paragraph" style:parent-style-name="Text_20_body" style:list-style-name="L1"/>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115af2" style:font-weight-asian="bold" style:font-weight-complex="bold"/>
    </style:style>
    <style:style style:name="P10" style:family="paragraph" style:parent-style-name="Text_20_body" style:list-style-name="L3"/>
    <style:style style:name="P11" style:family="paragraph" style:parent-style-name="Heading_20_1">
      <style:text-properties officeooo:paragraph-rsid="00125881"/>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er">
      <style:paragraph-properties fo:text-align="center" style:justify-single-word="false"/>
      <style:text-properties fo:color="#c0c0c0" officeooo:paragraph-rsid="00125881"/>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15af2"/>
    </style:style>
    <style:style style:name="T2" style:family="text">
      <style:text-properties officeooo:rsid="00125881"/>
    </style:style>
    <style:style style:name="T3" style:family="text">
      <style:text-properties officeooo:rsid="0012c923"/>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1">小企鹅输入法(fcitx)4.0.0</text:span></text:p>
      <text:table-of-content text:style-name="Sect1" text:protected="true" text:name="内容目录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一、软件概述<text:tab/>1</text:p>
          <text:p text:style-name="P15">二、安装配置<text:tab/>2</text:p>
          <text:p text:style-name="P14">1、安装<text:tab/>2</text:p>
          <text:p text:style-name="P12">1) 从源代码安装<text:tab/>2</text:p>
          <text:p text:style-name="P12">2) 从预编译包安装<text:tab/>2</text:p>
          <text:p text:style-name="P14">2、配置环境变量<text:tab/>2</text:p>
          <text:p text:style-name="P14">3、配置文件说明<text:tab/>3</text:p>
          <text:p text:style-name="P15">三、功能说明<text:tab/>6</text:p>
          <text:p text:style-name="P14">1、输入法<text:tab/>6</text:p>
          <text:p text:style-name="P12">1) 拼音输入法<text:tab/>6</text:p>
          <text:p text:style-name="P14">2) 区位输入法<text:tab/>8</text:p>
          <text:p text:style-name="P14">3) 码表输入法<text:tab/>8</text:p>
          <text:p text:style-name="P14">2、中文标点<text:tab/>11</text:p>
          <text:p text:style-name="P14">3、快速输入<text:tab/>11</text:p>
          <text:p text:style-name="P14">4、系统托盘图标<text:tab/>11</text:p>
          <text:p text:style-name="P14">5、记录模式<text:tab/>11</text:p>
          <text:p text:style-name="P14">6、皮肤<text:tab/>12</text:p>
          <text:p text:style-name="P14">7、其它功能<text:tab/>14</text:p>
          <text:p text:style-name="P15">四、常见问题FAQ<text:tab/>14</text:p>
          <text:p text:style-name="P15">五、致谢<text:tab/>16</text:p>
          <text:p text:style-name="P15">附录<text:tab/>17</text:p>
          <text:p text:style-name="P14">1、热键<text:tab/>17</text:p>
          <text:p text:style-name="P14">2、编译安装流程<text:tab/>17</text:p>
        </text:index-body>
      </text:table-of-content>
      <text:p text:style-name="P6"><text:span text:style-name="T1"/></text:p>
      <text:h text:style-name="Heading_20_1" text:outline-level="1"><text:span text:style-name="T1">一、软件概述</text:span></text:h>
      <text:p text:style-name="First_20_line_20_indent"><text:span text:style-name="T1">小企鹅中文输入法(Free Chinese Input Toy for X，fcitx)是一个以GPL方式发布的XIM简体中文输入法，编写它的目是为X桌面环境提供一个轻量级、尽量少依赖其它库的简体中文输入方案。</text:span></text:p>
      <text:p text:style-name="First_20_line_20_indent"><text:span text:style-name="T1">本程序使用了IMDKIT输入接口，可为支持XIM的X应用程序提供简体中文输入服务。fcitx提供了区位和全/简/双拼，并支持基于码表的输入法(自带五笔、二笔和仓颉等输入码表)。</text:span></text:p>
      <text:p text:style-name="First_20_line_20_indent"><text:span text:style-name="T1">您可以从fcitx.googlecode.com下载最新的发布版本。</text:span></text:p>
      <text:p text:style-name="First_20_line_20_indent"><text:span text:style-name="T1">如果您有兴趣尝试fcitx最新功能，可以用以下方式从代码仓库中获取代码(这样得到的代码可能并非是正式发布的版本):</text:span></text:p>
      <table:table table:name="表格1" table:style-name="表格1">
        <table:table-column table:style-name="表格1.A"/>
        <table:table-row>
          <table:table-cell table:style-name="表格1.A1" office:value-type="string">
            <text:p text:style-name="Text_20_body"><text:span text:style-name="T1">svn co http://fcitx.googlecode.com/svn/trunk/ fcitx-read-only</text:span><text:soft-page-break/></text:p>
          </table:table-cell>
        </table:table-row>
      </table:table>
      <text:h text:style-name="Heading_20_1" text:outline-level="1"><text:span text:style-name="T1">二、安装配置</text:span></text:h>
      <text:h text:style-name="Heading_20_2" text:outline-level="2"><text:span text:style-name="T1">1、安装</text:span></text:h>
      <text:h text:style-name="Heading_20_3" text:outline-level="3"><text:span text:style-name="T1">1) 从源代码安装</text:span></text:h>
      <text:p text:style-name="First_20_line_20_indent"><text:span text:style-name="T1">fcitx通常以源码的方式发布，您需要编译安装后才能使用。具体参见附录中的编译安装流程。</text:span></text:p>
      <text:h text:style-name="Heading_20_3" text:outline-level="3"><text:span text:style-name="T1">2) 从预编译包安装</text:span></text:h>
      <text:p text:style-name="First_20_line_20_indent"><text:span text:style-name="T1">各发行版如果提供了预编译的fcitx，用户可以从对应的软件源直接下载预编译的fcitx包进行安装。</text:span></text:p>
      <text:h text:style-name="Heading_20_2" text:outline-level="2"><text:span text:style-name="T1">2、配置环境变量</text:span></text:h>
      <text:p text:style-name="First_20_line_20_indent"><text:span text:style-name="T1">应用程序通过环境变量XMODIFIERS与XIM沟通，设置XMODIFIERS的方法如下(以bash为例)：</text:span></text:p>
      <table:table table:name="表格2" table:style-name="表格2">
        <table:table-column table:style-name="表格2.A"/>
        <table:table-row>
          <table:table-cell table:style-name="表格2.A1" office:value-type="string">
            <text:p text:style-name="Text_20_body"><text:span text:style-name="T1">export XMODIFIERS="@im=&lt;XIM注册名&gt;"</text:span></text:p>
          </table:table-cell>
        </table:table-row>
      </table:table>
      <text:p text:style-name="First_20_line_20_indent"><text:span text:style-name="T1"/></text:p>
      <text:p text:style-name="First_20_line_20_indent"><text:span text:style-name="T1">上面的&lt;XIM注册名&gt;为XIM程序在系统注册的名字。应用程序启动时会根据该变量查找相应的XIM服务器。因此，即便系统中同时运行了若干个XIM程序，一个应用程序在某个时刻也只能使用一个XIM输入法。有时候您会遇到这种情况，明明XIM已经启动了，但应用程序就是无法使用。这往往是因为XMODIFIERS设置不正确(如您配置系统时在不同的脚本文件中修改了XMODIFIERS，从而导致X启动时与启动完成后该变量不一致)所致。fcitx缺省注册的XIM名为fcitx，但如果fcitx启动时XMODIFIERS已经设置好，fcitx会自动以系统的设置来注册合适的名字。</text:span></text:p>
      <text:p text:style-name="First_20_line_20_indent"><text:span text:style-name="T1">另外，XIM还依赖于系统locale的设置，如果XIM启动的locale与应用程序启动时的locale不一致，也可能无法使用。需要注意的是，locale设置为en_US将无法输入中文。如果您想使用英文环境，请使用en_US.UTF-8。为了设置XMODIFERS，一般可以<text:tab/>在~/.bashrc增加行：</text:span></text:p>
      <table:table table:name="表格3" table:style-name="表格3">
        <table:table-column table:style-name="表格3.A"/>
        <table:table-row>
          <table:table-cell table:style-name="表格3.A1" office:value-type="string">
            <text:p text:style-name="Text_20_body"><text:span text:style-name="T1">export XMODIFIERS="@im=fcitx"</text:span></text:p>
          </table:table-cell>
        </table:table-row>
      </table:table>
      <text:p text:style-name="First_20_line_20_indent"><text:span text:style-name="T1">重新登录当前用户，启动X，然后在X下手工运行fcitx(在某些环境中，可能只能为fcitx开始运行之后启动的程序输入中文)。您也可以将fcitx加到窗口管理器的自动启动中，具体方法请参考相应窗口管理器的说明。</text:span></text:p>
      <table:table table:name="表格4" table:style-name="表格4">
        <table:table-column table:style-name="表格4.A"/>
        <table:table-row>
          <table:table-cell table:style-name="表格4.A1" office:value-type="string">
            <text:p text:style-name="P2"><text:span text:style-name="T1">Ubuntu 下的配置</text:span></text:p>
            <text:p text:style-name="P2"><text:span text:style-name="T1"/></text:p>
            <text:p text:style-name="P2"><text:span text:style-name="T1">(1)安装 im-switch软件包。</text:span></text:p>
            <text:p text:style-name="P2"><text:soft-page-break/><text:span text:style-name="T1">(2)进入/etc/X11/xinit/xinput.d目录，新建 fcitx文件，文件内容为：</text:span></text:p>
            <text:p text:style-name="P2"><text:span text:style-name="T1"/></text:p>
            <text:p text:style-name="P2"><text:span text:style-name="T1">--------------文件开始(不包括此行)---------</text:span></text:p>
            <text:p text:style-name="P2"><text:span text:style-name="T1">XIM=fcitx</text:span></text:p>
            <text:p text:style-name="P2"><text:span text:style-name="T1">XIM_PROGRAM=/usr/local/bin/fcitx</text:span></text:p>
            <text:p text:style-name="P2"><text:span text:style-name="T1">XIM_ARGS=""</text:span></text:p>
            <text:p text:style-name="P2"><text:span text:style-name="T1">GTK_IM_MODULE=XIM</text:span></text:p>
            <text:p text:style-name="P2"><text:span text:style-name="T1">QT_IM_MODULE=XIM</text:span></text:p>
            <text:p text:style-name="P2"><text:span text:style-name="T1">DEPENDS="fcitx"</text:span></text:p>
            <text:p text:style-name="P2"><text:span text:style-name="T1">--------------文件结束(不包括此行)---------</text:span></text:p>
            <text:p text:style-name="P2"><text:span text:style-name="T1"/></text:p>
            <text:p text:style-name="P2"><text:span text:style-name="T1">注：“XIM_PROGRAM=/usr/local/bin/fcitx” 这行的内容根据 fcitx 的安装路径来填。</text:span></text:p>
            <text:p text:style-name="P1"><text:span text:style-name="T1">（3） 把系统的 locale 设为 zh_CN.UTF-8，执行im-switch -s fcitx</text:span></text:p>
          </table:table-cell>
        </table:table-row>
      </table:table>
      <text:h text:style-name="Heading_20_2" text:outline-level="2"><text:span text:style-name="T1">3、配置文件说明</text:span></text:h>
      <text:p text:style-name="First_20_line_20_indent"><text:span text:style-name="T1">默认情况下，fcitx配置文件的存放位置尽量接近XDG标准（用户配置目录一般为~/.config/fcitx，首次运行时fcitx会自动创建该目录)，配置文件名为config。fcitx从4.0开始可以安装配置程序（fcitx-config）进行配置，程序将自动修改配置文件中的内容。</text:span></text:p>
      <text:p text:style-name="First_20_line_20_indent"><text:span text:style-name="T1">配置文件在安装了fcitx-config之后（基于gtk的配置文件编辑器）可以不用手动编辑，以下说明针对需要手动进行编辑的用户。</text:span></text:p>
      <text:p text:style-name="P2"><text:span text:style-name="T1">下面对其中部分设置加以说明：</text:span></text:p>
      <text:list xml:id="list81616551" text:style-name="L1">
        <text:list-item>
          <text:p text:style-name="P7"><text:span text:style-name="T1">[Program]</text:span></text:p>
          <text:list>
            <text:list-item>
              <text:p text:style-name="P7"><text:span text:style-name="T1">Font：字体</text:span></text:p>
            </text:list-item>
            <text:list-item>
              <text:p text:style-name="P7"><text:span text:style-name="T1">FontLocale：字体区域（中文用户通常选择zh_CN.UTF-8）</text:span></text:p>
            </text:list-item>
            <text:list-item>
              <text:p text:style-name="P7"><text:span text:style-name="T1">RecordFile：记录文件</text:span></text:p>
            </text:list-item>
            <text:list-item>
              <text:p text:style-name="P7"><text:span text:style-name="T1">UseTray：使用托盘图标</text:span></text:p>
            </text:list-item>
            <text:list-item>
              <text:p text:style-name="P7"><text:span text:style-name="T1">UseDBus：使用D-Bus</text:span></text:p>
            </text:list-item>
            <text:list-item>
              <text:p text:style-name="P7"><text:span text:style-name="T1">EnableAddons：启用附加组件（如果已经安装）</text:span></text:p>
            </text:list-item>
          </text:list>
        </text:list-item>
        <text:list-item>
          <text:p text:style-name="P7"><text:span text:style-name="T1">[Output]</text:span></text:p>
          <text:list>
            <text:list-item>
              <text:p text:style-name="P7"><text:span text:style-name="T1">DelayStart：延迟启动的秒数</text:span></text:p>
            </text:list-item>
            <text:list-item>
              <text:p text:style-name="P7"><text:span text:style-name="T1">HalfPuncAfterNumber：数字后使用半角标点</text:span></text:p>
            </text:list-item>
            <text:list-item>
              <text:p text:style-name="P7"><text:span text:style-name="T1">EnterAction：Enter键行为</text:span></text:p>
              <text:list>
                <text:list-item>
                  <text:p text:style-name="P7"><text:soft-page-break/><text:span text:style-name="T1">Nothing不处理</text:span></text:p>
                </text:list-item>
                <text:list-item>
                  <text:p text:style-name="P7"><text:span text:style-name="T1">Clean清除用户输入</text:span></text:p>
                </text:list-item>
                <text:list-item>
                  <text:p text:style-name="P7"><text:span text:style-name="T1">Commit输入上屏</text:span></text:p>
                </text:list-item>
              </text:list>
            </text:list-item>
            <text:list-item>
              <text:p text:style-name="P7"><text:span text:style-name="T1">SemiColonAction：分号键行为</text:span></text:p>
              <text:list>
                <text:list-item>
                  <text:p text:style-name="P7"><text:span text:style-name="T1">NoChange作为标点处理</text:span></text:p>
                </text:list-item>
                <text:list-item>
                  <text:p text:style-name="P7"><text:span text:style-name="T1">Eng进入英文输入状态</text:span></text:p>
                </text:list-item>
                <text:list-item>
                  <text:p text:style-name="P7"><text:span text:style-name="T1">QuickPhrase进入快速输入状态</text:span></text:p>
                </text:list-item>
              </text:list>
            </text:list-item>
            <text:list-item>
              <text:p text:style-name="P7"><text:span text:style-name="T1">InputEngByCapitalChar：大写字母输入英文</text:span></text:p>
            </text:list-item>
            <text:list-item>
              <text:p text:style-name="P7"><text:span text:style-name="T1">TransEngPunc：转换英文中的标点</text:span></text:p>
            </text:list-item>
            <text:list-item>
              <text:p text:style-name="P7"><text:span text:style-name="T1">LegendModeDisablePaging：联想模式禁止翻页</text:span></text:p>
            </text:list-item>
            <text:list-item>
              <text:p text:style-name="P7"><text:span text:style-name="T1">SendTextWhenSwitchEng：快速切换中英文时将已有英文上屏</text:span></text:p>
            </text:list-item>
          </text:list>
        </text:list-item>
        <text:list-item>
          <text:p text:style-name="P7"><text:span text:style-name="T1">[Appearance]</text:span></text:p>
          <text:list>
            <text:list-item>
              <text:p text:style-name="P7"><text:span text:style-name="T1">CandidateWordNumber：候选词个数</text:span></text:p>
            </text:list-item>
            <text:list-item>
              <text:p text:style-name="P7"><text:span text:style-name="T1">MainWindowHideMode：主窗口隐藏模式</text:span></text:p>
              <text:list>
                <text:list-item>
                  <text:p text:style-name="P7"><text:span text:style-name="T1">Show总是显示</text:span></text:p>
                </text:list-item>
                <text:list-item>
                  <text:p text:style-name="P7"><text:span text:style-name="T1">Auto在输入法打开时现实</text:span></text:p>
                </text:list-item>
                <text:list-item>
                  <text:p text:style-name="P7"><text:span text:style-name="T1">Hide总是隐藏</text:span></text:p>
                </text:list-item>
              </text:list>
            </text:list-item>
            <text:list-item>
              <text:p text:style-name="P7"><text:span text:style-name="T1">ShowVK：显示软键盘</text:span></text:p>
            </text:list-item>
            <text:list-item>
              <text:p text:style-name="P7"><text:span text:style-name="T1">CenterInputWindow：输入窗口居中</text:span></text:p>
            </text:list-item>
            <text:list-item>
              <text:p text:style-name="P7"><text:span text:style-name="T1">ShowInputWindowAfterTriggering：首次显示输入条</text:span></text:p>
            </text:list-item>
            <text:list-item>
              <text:p text:style-name="P7"><text:span text:style-name="T1">ShowPointAfterIndex：候选序号后加点</text:span></text:p>
            </text:list-item>
            <text:list-item>
              <text:p text:style-name="P7"><text:span text:style-name="T1">ShowInputSpeed：显示输入速度</text:span></text:p>
            </text:list-item>
            <text:list-item>
              <text:p text:style-name="P7"><text:span text:style-name="T1">ShowVersion：显示版本</text:span></text:p>
            </text:list-item>
            <text:list-item>
              <text:p text:style-name="P7"><text:span text:style-name="T1">ShowHintWindow：显示配置提示窗口</text:span></text:p>
            </text:list-item>
            <text:list-item>
              <text:p text:style-name="P7"><text:span text:style-name="T1">SkinType：皮肤名称</text:span></text:p>
            </text:list-item>
          </text:list>
        </text:list-item>
        <text:list-item>
          <text:p text:style-name="P7"><text:span text:style-name="T1">[Hotkey]</text:span></text:p>
          <text:list>
            <text:list-item>
              <text:p text:style-name="P7"><text:span text:style-name="T1">TriggerKey：输入法切换键</text:span></text:p>
            </text:list-item>
            <text:list-item>
              <text:p text:style-name="P7"><text:span text:style-name="T1">ChnEngSwitchKey：中英文快速切换键</text:span></text:p>
              <text:list>
                <text:list-item>
                  <text:p text:style-name="P7"><text:span text:style-name="T1">可用值为：R_CTRL R_SHIFT L_SHIFT R_SUPER L_SUPER L_CTRL</text:span></text:p>
                </text:list-item>
              </text:list>
            </text:list-item>
            <text:list-item>
              <text:p text:style-name="P7"><text:span text:style-name="T1">DoubleSwitchKey：双击中英文切换</text:span></text:p>
            </text:list-item>
            <text:list-item>
              <text:p text:style-name="P7"><text:span text:style-name="T1">TimeInterval：击键时间间隔</text:span></text:p>
            </text:list-item>
            <text:list-item>
              <text:p text:style-name="P7"><text:soft-page-break/><text:span text:style-name="T1">FollowCursorKey：快捷键：切换光标跟随</text:span></text:p>
            </text:list-item>
            <text:list-item>
              <text:p text:style-name="P7"><text:span text:style-name="T1">HideMainWindowKey：快捷键：切换软键盘</text:span></text:p>
            </text:list-item>
            <text:list-item>
              <text:p text:style-name="P7"><text:span text:style-name="T1">VKSwitchKey：快捷键：切换软键盘</text:span></text:p>
            </text:list-item>
            <text:list-item>
              <text:p text:style-name="P7"><text:span text:style-name="T1">TraditionalChnSwitchKey：快捷键：切换简体繁体</text:span></text:p>
            </text:list-item>
            <text:list-item>
              <text:p text:style-name="P7"><text:span text:style-name="T1">LegendSwitchKey：快捷键：切换联想模式</text:span></text:p>
            </text:list-item>
            <text:list-item>
              <text:p text:style-name="P7"><text:span text:style-name="T1">LookupPinyinKey：快捷键：反查拼音</text:span></text:p>
            </text:list-item>
            <text:list-item>
              <text:p text:style-name="P7"><text:span text:style-name="T1">FullWidthSwitchKey：快捷键：切换半角</text:span></text:p>
            </text:list-item>
            <text:list-item>
              <text:p text:style-name="P7"><text:span text:style-name="T1">ChnPunSwitchKey：快捷键：切换中英文标点</text:span></text:p>
            </text:list-item>
            <text:list-item>
              <text:p text:style-name="P7"><text:span text:style-name="T1">PrevPageKey：快捷键：上一页</text:span></text:p>
            </text:list-item>
            <text:list-item>
              <text:p text:style-name="P7"><text:span text:style-name="T1">NextPageKey：快捷键：下一页</text:span></text:p>
            </text:list-item>
            <text:list-item>
              <text:p text:style-name="P7"><text:span text:style-name="T1">SecondThirdCandWordKey：快捷键：第二三候选词选择键</text:span></text:p>
            </text:list-item>
            <text:list-item>
              <text:p text:style-name="P7"><text:span text:style-name="T1">SaveAllKey：快捷键：保存</text:span></text:p>
            </text:list-item>
            <text:list-item>
              <text:p text:style-name="P7"><text:span text:style-name="T1">SetRecordingKey：快捷键：切换记录模式</text:span></text:p>
            </text:list-item>
            <text:list-item>
              <text:p text:style-name="P7"><text:span text:style-name="T1">ResetRecordingKey：快捷键：重置记录模式</text:span></text:p>
            </text:list-item>
          </text:list>
        </text:list-item>
        <text:list-item>
          <text:p text:style-name="P7"><text:span text:style-name="T1">[InputMethod]</text:span></text:p>
          <text:list>
            <text:list-item>
              <text:p text:style-name="P7"><text:span text:style-name="T1">PinyinOrder：拼音顺序</text:span></text:p>
              <text:list>
                <text:list-item>
                  <text:p text:style-name="P7"><text:span text:style-name="T1">0为禁用</text:span></text:p>
                </text:list-item>
              </text:list>
            </text:list-item>
            <text:list-item>
              <text:p text:style-name="P7"><text:span text:style-name="T1">ShuangpinOrder：双拼顺序</text:span></text:p>
              <text:list>
                <text:list-item>
                  <text:p text:style-name="P7"><text:span text:style-name="T1">0为禁用</text:span></text:p>
                </text:list-item>
              </text:list>
            </text:list-item>
            <text:list-item>
              <text:p text:style-name="P7"><text:span text:style-name="T1">DefaultShuangpinSchema：默认双拼方案</text:span></text:p>
            </text:list-item>
            <text:list-item>
              <text:p text:style-name="P7"><text:span text:style-name="T1">QuweiOrder：区位顺序</text:span></text:p>
              <text:list>
                <text:list-item>
                  <text:p text:style-name="P7"><text:span text:style-name="T1">0为禁用</text:span></text:p>
                </text:list-item>
              </text:list>
            </text:list-item>
            <text:list-item>
              <text:p text:style-name="P7"><text:span text:style-name="T1">TableOrder：码表顺序</text:span></text:p>
              <text:list>
                <text:list-item>
                  <text:p text:style-name="P7"><text:span text:style-name="T1">0为禁用</text:span></text:p>
                </text:list-item>
              </text:list>
            </text:list-item>
            <text:list-item>
              <text:p text:style-name="P7"><text:span text:style-name="T1">PhraseTips：提示词库中的词组</text:span></text:p>
            </text:list-item>
          </text:list>
        </text:list-item>
        <text:list-item>
          <text:p text:style-name="P7"><text:span text:style-name="T1">[Pinyin]</text:span></text:p>
          <text:list>
            <text:list-item>
              <text:p text:style-name="P7"><text:span text:style-name="T1">UseCompletePinyin：使用全拼</text:span></text:p>
            </text:list-item>
            <text:list-item>
              <text:p text:style-name="P7"><text:span text:style-name="T1">AutoCreatePhrase：自动组词</text:span></text:p>
            </text:list-item>
            <text:list-item>
              <text:p text:style-name="P7"><text:span text:style-name="T1">SaveAutoPhrase：自动保存词组</text:span></text:p>
            </text:list-item>
            <text:list-item>
              <text:p text:style-name="P7"><text:span text:style-name="T1">AddFreqWordKey：快捷键：增加常用字</text:span></text:p>
            </text:list-item>
            <text:list-item>
              <text:p text:style-name="P7"><text:span text:style-name="T1">DeleteFreqWordKey：快捷键：删除常用字</text:span></text:p>
            </text:list-item>
            <text:list-item>
              <text:p text:style-name="P7"><text:soft-page-break/><text:span text:style-name="T1">DeleteUserPhraseKey：快捷键：删除用户词组</text:span></text:p>
            </text:list-item>
            <text:list-item>
              <text:p text:style-name="P7"><text:span text:style-name="T1">InputWordFromPhraseKey：以词定字键</text:span></text:p>
            </text:list-item>
            <text:list-item>
              <text:p text:style-name="P7"><text:span text:style-name="T1">BaseOrder：单字重码顺序调整</text:span></text:p>
            </text:list-item>
            <text:list-item>
              <text:p text:style-name="P7"><text:span text:style-name="T1">PhraseOrder：词组重码顺序调整</text:span></text:p>
            </text:list-item>
            <text:list-item>
              <text:p text:style-name="P7"><text:span text:style-name="T1">FreqOrder：常用词重码顺序调整</text:span></text:p>
              <text:list>
                <text:list-item>
                  <text:p text:style-name="P7"><text:span text:style-name="T1">以上三个选项可选值为：</text:span></text:p>
                </text:list-item>
                <text:list-item>
                  <text:p text:style-name="P7"><text:span text:style-name="T1">AdjustNo不调整</text:span></text:p>
                </text:list-item>
                <text:list-item>
                  <text:p text:style-name="P7"><text:span text:style-name="T1">AdjustFsat快速调整</text:span></text:p>
                </text:list-item>
                <text:list-item>
                  <text:p text:style-name="P7"><text:span text:style-name="T1">AdjustFreq按频率调整</text:span></text:p>
                </text:list-item>
              </text:list>
            </text:list-item>
            <text:list-item>
              <text:p text:style-name="P7"><text:span text:style-name="T1">FuzzyAnAng：模糊an和ang</text:span></text:p>
            </text:list-item>
            <text:list-item>
              <text:p text:style-name="P7"><text:span text:style-name="T1">FuzzyEnEng：模糊en和eng</text:span></text:p>
            </text:list-item>
            <text:list-item>
              <text:p text:style-name="P7"><text:span text:style-name="T1">FuzzyIanIang：模糊ian和iang</text:span></text:p>
            </text:list-item>
            <text:list-item>
              <text:p text:style-name="P7"><text:span text:style-name="T1">FuzzyInIng：模糊in和ing</text:span></text:p>
            </text:list-item>
            <text:list-item>
              <text:p text:style-name="P7"><text:span text:style-name="T1">FuzzyOuU：模糊ou和u</text:span></text:p>
            </text:list-item>
            <text:list-item>
              <text:p text:style-name="P7"><text:span text:style-name="T1">FuzzyUanUang：模糊uan和uang</text:span></text:p>
            </text:list-item>
            <text:list-item>
              <text:p text:style-name="P7"><text:span text:style-name="T1">FuzzyCCh：模糊c和chi</text:span></text:p>
            </text:list-item>
            <text:list-item>
              <text:p text:style-name="P7"><text:span text:style-name="T1">FuzzyFH：模糊f和h</text:span></text:p>
            </text:list-item>
            <text:list-item>
              <text:p text:style-name="P7"><text:span text:style-name="T1">FuzzyLN：模糊l和n</text:span></text:p>
            </text:list-item>
            <text:list-item>
              <text:p text:style-name="P7"><text:span text:style-name="T1">FuzzySSH：模糊s和sh</text:span></text:p>
            </text:list-item>
            <text:list-item>
              <text:p text:style-name="P7"><text:span text:style-name="T1">FuzzyZZH：模糊z和zh</text:span></text:p>
            </text:list-item>
            <text:list-item>
              <text:p text:style-name="P7"><text:span text:style-name="T1">Misstype：输入时是否修复ng/gn的误输入。</text:span></text:p>
            </text:list-item>
          </text:list>
        </text:list-item>
      </text:list>
      <text:h text:style-name="Heading_20_1" text:outline-level="1"><text:span text:style-name="T1">三、功能说明</text:span></text:h>
      <text:h text:style-name="Heading_20_2" text:outline-level="2"><text:span text:style-name="T1">1、输入法</text:span></text:h>
      <text:h text:style-name="Heading_20_3" text:outline-level="3"><text:span text:style-name="T1">1) 拼音输入法</text:span></text:h>
      <text:list xml:id="list193600520" text:style-name="L2">
        <text:list-item>
          <text:p text:style-name="P3"><text:span text:style-name="T1">支持全/简/双拼，双拼可自定义键盘方案</text:span></text:p>
        </text:list-item>
        <text:list-item>
          <text:p text:style-name="P3"><text:span text:style-name="T1">支持常用字表</text:span></text:p>
        </text:list-item>
        <text:list-item>
          <text:p text:style-name="P3"><text:span text:style-name="T1">特殊符号输入</text:span></text:p>
        </text:list-item>
        <text:list-item>
          <text:p text:style-name="P3"><text:span text:style-name="T1">完善的预编辑</text:span></text:p>
        </text:list-item>
        <text:list-item>
          <text:p text:style-name="P3"><text:span text:style-name="T1">支持以词定字</text:span></text:p>
        </text:list-item>
        <text:list-item>
          <text:p text:style-name="P3"><text:soft-page-break/><text:span text:style-name="T1">模糊拼音</text:span></text:p>
        </text:list-item>
      </text:list>
      <text:p text:style-name="P8"><text:span text:style-name="T1"><text:s/>常用字表：</text:span></text:p>
      <text:p text:style-name="First_20_line_20_indent"><text:span text:style-name="T1">设置常用字表的目的是为了方便录入某些常用字。</text:span></text:p>
      <text:p text:style-name="First_20_line_20_indent"><text:span text:style-name="T1">在候选字中，处于该表中的字总是排在其它字的前面。fcitx的默认常用字表是空的。您可以用左ctrl+8/7来添加/删除常用字。例如，您希望录入“d”时，“的”总放在第一个，可以按以下操作：</text:span></text:p>
      <text:p text:style-name="First_20_line_20_indent"><text:span text:style-name="T1">进入拼音状态</text:span></text:p>
      <text:p text:style-name="First_20_line_20_indent"><text:span text:style-name="T1">输入</text:span><text:span text:style-name="T3">“</text:span><text:span text:style-name="T1">d</text:span><text:span text:style-name="T3">”</text:span><text:span text:style-name="T1">，用翻页键-=/,.查找“的”字，直到它显示在候选字表中按ctrl+8，然后按“的”前面的数字序号即可</text:span></text:p>
      <text:p text:style-name="First_20_line_20_indent"><text:span text:style-name="T1">按上述操作可以为某个拼音编码设置多个常用字。您可以设置常用字表内的字频调节方式。 </text:span></text:p>
      <text:p text:style-name="P8"><text:span text:style-name="T1">双拼输入：</text:span></text:p>
      <text:p text:style-name="First_20_line_20_indent"><text:span text:style-name="T1">如果在配置文件打开双拼选项，即可进行双拼输入。程序默认采用自然码的双拼方案，您也可以自定义键盘方案。如果需要自定义，请将存放双拼方案的文件放在~/.fcitx下并重命名为sp.dat。程序源码包中的data目录下有一个名为sp.dat的文件，该文件已经定义了一些双拼方案，修改“默认方案”即可以使用用户指定的方案。请注意，模糊拼音的设置也会在双拼中生效。</text:span></text:p>
      <text:p text:style-name="P8"><text:span text:style-name="T1">以词定字：</text:span></text:p>
      <text:p text:style-name="First_20_line_20_indent"><text:span text:style-name="T1">fcitx支持“以词定字”，以方便录入某些排序比较靠后的字。利用SHIFT_&lt;词组序号&gt;，按以词定字键（默认为'['/']'）选择该词组的第一个或最后一个字。</text:span></text:p>
      <text:p text:style-name="First_20_line_20_indent"><text:span text:style-name="T1">比如，在默认设置下，如果需要录入“亥”字，可以输入“jh”，按翻页键让词组“己亥”显示在输入条上，然后按SHIFT_&lt;它前面的序号&gt;，再按‘]’即可(如果按‘[’则是输出“已”字)。</text:span></text:p>
      <text:p text:style-name="P8"><text:span text:style-name="T1">特殊符号输入：</text:span></text:p>
      <text:p text:style-name="First_20_line_20_indent"><text:span text:style-name="T1">为了录入特殊符号，您必须将特殊符号按下列格式放在一个文件中：</text:span></text:p>
      <text:p text:style-name="First_20_line_20_indent"><text:span text:style-name="T1">&lt;编码&gt; &lt;符号&gt;</text:span></text:p>
      <text:p text:style-name="First_20_line_20_indent"><text:span text:style-name="T1">每个符号占一行。编码部分必须是英文小写字母，且经拼音解析后的长度不应超过10个汉字(如zzz是3个汉字长度，而 zhangzhangzhang也是3个汉字长度)，fcitx的源码包中有一个例子(文件pySym.mb)。</text:span></text:p>
      <text:p text:style-name="First_20_line_20_indent"><text:span text:style-name="T1">编辑号特殊符号后，将其保存为文件pySym.mb，并放在~/.fcitx中，重新启动fcitx即可。</text:span></text:p>
      <text:p text:style-name="First_20_line_20_indent"><text:span text:style-name="T1">建议：特殊符号的编码应该足够长，免得影响正常的汉字录入。</text:span></text:p>
      <text:p text:style-name="First_20_line_20_indent"><text:span text:style-name="T1">注意：如果定义的编码与常用字表的编码相同，该特殊符号将无法使用。</text:span></text:p>
      <text:p text:style-name="First_20_line_20_indent"><text:span text:style-name="T1">如果要录入“西安”这样的词组，请用单引号作为分隔符(xi'an)。</text:span></text:p>
      <text:p text:style-name="P8"><text:span text:style-name="T1">制作拼音库：</text:span></text:p>
      <text:p text:style-name="First_20_line_20_indent"><text:span text:style-name="T1">在tools目录下提供了一个制作拼音库的工具createPYMB。用法如下：</text:span></text:p>
      <table:table table:name="表格5" table:style-name="表格5">
        <table:table-column table:style-name="表格5.A"/>
        <table:table-row>
          <table:table-cell table:style-name="表格5.A1" office:value-type="string">
            <text:p text:style-name="Text_20_body"><text:span text:style-name="T1">./createPYMB &lt;拼音单字库&gt; &lt;拼音词组库&gt;</text:span></text:p>
          </table:table-cell>
        </table:table-row>
      </table:table>
      <text:p text:style-name="First_20_line_20_indent"><text:span text:style-name="T1"/></text:p>
      <text:p text:style-name="First_20_line_20_indent"><text:span text:style-name="T1">该工具将在当前目录下生成pybase.mb和pyphrase.mb，将它复制到您的fcitx安装目录下的</text:span><text:soft-page-break/><text:span text:style-name="T1">share/fcitx/data中替换原有文件，或者放到~/.config/fcitx/pinyin（可以重命名，但后缀需要是mb）即可。</text:span></text:p>
      <text:p text:style-name="First_20_line_20_indent"><text:span text:style-name="T1">在源码包的data目录下包括了单字库和词组库，文件名为gbkpy.org和pyPhrase.org。它们都是文本文件。一般说来，单字库无需更改，您可以将自己的词组加入到pyPhrase.org中，从而生成自己的词库。</text:span></text:p>
      <text:h text:style-name="Heading_20_2" text:outline-level="2"><text:span text:style-name="T1">2) 区位输入法</text:span></text:h>
      <text:p text:style-name="First_20_line_20_indent"><text:span text:style-name="T1">fcitx支持0~9的区位输入。 </text:span></text:p>
      <text:h text:style-name="Heading_20_2" text:outline-level="2"><text:span text:style-name="T1">3) 码表输入法</text:span></text:h>
      <text:p text:style-name="First_20_line_20_indent"><text:span text:style-name="T1">fcitx支持用户自定义码表输入法。</text:span></text:p>
      <text:p text:style-name="First_20_line_20_indent"><text:span text:style-name="T1">系统的码表放置在prefix/share/fcitx/data/table/*.conf，用户的码表和配置放置在~/.config/fcitx/table/*.conf</text:span></text:p>
      <text:p text:style-name="First_20_line_20_indent"><text:span text:style-name="T1">该文件用“[码表]”来区分不同的码表。其它设置说明如下：</text:span></text:p>
      <text:list xml:id="list884364804" text:style-name="L3">
        <text:list-item>
          <text:p text:style-name="P10"><text:span text:style-name="T1">[CodeTable]</text:span></text:p>
          <text:list>
            <text:list-item>
              <text:p text:style-name="P10"><text:span text:style-name="T1">Name：名称，显示在程序主窗口的输入法名称。</text:span></text:p>
            </text:list-item>
            <text:list-item>
              <text:p text:style-name="P10"><text:span text:style-name="T1">IconName：图标名称，皮肤中对应图标文件名。</text:span></text:p>
            </text:list-item>
            <text:list-item>
              <text:p text:style-name="P10"><text:span text:style-name="T1">File：码表文件，该码表输入法的码表文件名，程序会先查找~/.config/fcitx/table，然后在安装目录中找。</text:span></text:p>
            </text:list-item>
            <text:list-item>
              <text:p text:style-name="P10"><text:span text:style-name="T1">AdjustOrder：调频，与拼音中的相应设置意义一样。</text:span></text:p>
            </text:list-item>
            <text:list-item>
              <text:p text:style-name="P10"><text:span text:style-name="T1">Priority：优先级，码表输入法的优先级排序。</text:span></text:p>
            </text:list-item>
            <text:list-item>
              <text:p text:style-name="P10"><text:span text:style-name="T1">UsePY：使用拼音，是否使用临时拼音输入。</text:span></text:p>
            </text:list-item>
            <text:list-item>
              <text:p text:style-name="P10"><text:span text:style-name="T1">PYKey：拼音键，如果“拼音”选项打开，则以该字母起头的输入按全拼处理。</text:span></text:p>
            </text:list-item>
            <text:list-item>
              <text:p text:style-name="P10"><text:span text:style-name="T1">AutoSend：自动上屏，当输入达到最大码表且只有一个候选词时是否自动上屏。</text:span></text:p>
            </text:list-item>
            <text:list-item>
              <text:p text:style-name="P10"><text:span text:style-name="T1">NoneMatchAutoSend：空码自动上屏，空码时出空码前的内容。比如说abcd是空码，而abc不是，那么打abcd时，就将abc的内容自动上屏，d留在提示行中待处理。</text:span></text:p>
            </text:list-item>
            <text:list-item>
              <text:p text:style-name="P10"><text:span text:style-name="T1">UseMatchingKey：使用模糊键，是否使用模糊(通配符)输入。</text:span></text:p>
            </text:list-item>
            <text:list-item>
              <text:p text:style-name="P10"><text:span text:style-name="T1">MatchingKey：模糊键，模糊键(通配符)。</text:span></text:p>
            </text:list-item>
            <text:list-item>
              <text:p text:style-name="P10"><text:span text:style-name="T1">AutoPhrase：自动词组，是否使用自动组词功能(后面有详细说明)。</text:span></text:p>
            </text:list-item>
            <text:list-item>
              <text:p text:style-name="P10"><text:span text:style-name="T1">AutoPhraseLength：自动词组长度</text:span></text:p>
            </text:list-item>
            <text:list-item>
              <text:p text:style-name="P10"><text:span text:style-name="T1">AutoPhrasePhrase：词组参与自动造词，指定录入的词组是否参与自动组词。</text:span></text:p>
            </text:list-item>
            <text:list-item>
              <text:p text:style-name="P10"><text:span text:style-name="T1">SaveAutoPhrase：保存自动词组，设定自动生成的词组被选择多少次后才被保存。0表示不保存。</text:span></text:p>
            </text:list-item>
            <text:list-item>
              <text:p text:style-name="P10"><text:span text:style-name="T1">ExactMatch：精确匹配，是否只在候选字表中显示精确匹配的结果。</text:span></text:p>
            </text:list-item>
            <text:list-item>
              <text:p text:style-name="P10"><text:soft-page-break/><text:span text:style-name="T1">PromptTableCode：提示编码，是否提示录入字/词的编码。</text:span></text:p>
            </text:list-item>
            <text:list-item>
              <text:p text:style-name="P10"><text:span text:style-name="T1">Symbol：符号，设置该选项则开启特殊符号输入功能。</text:span></text:p>
            </text:list-item>
            <text:list-item>
              <text:p text:style-name="P10"><text:span text:style-name="T1">SymbolFile：符号文件，特殊符号所在的文件。</text:span></text:p>
            </text:list-item>
            <text:list-item>
              <text:p text:style-name="P10"><text:span text:style-name="T1">Enabled：是否启用该码表</text:span></text:p>
            </text:list-item>
          </text:list>
        </text:list-item>
      </text:list>
      <text:p text:style-name="First_20_line_20_indent"><text:span text:style-name="T1">码表输入法提供了两种在线造词方法(词组最长为10个汉字)：</text:span></text:p>
      <text:p text:style-name="First_20_line_20_indent"><text:span text:style-name="T1">1. 在中文输入方式下按CTRL_8，则利用将刚刚输入的内容造词，默认为最近输入法两个字，可以用左右方向键的增加或减少词组中的字数。</text:span></text:p>
      <text:p text:style-name="First_20_line_20_indent"><text:span text:style-name="T1">2. 自动组词：将需要造的词按单字连续输入后，再按它的组词规则连续输入编码，程序会提示用户这个新词。如果此时按空格或它前面的序号则将这个新词输入到用户程序中，您可以设置这个新词是否进入词库。如果不想录入该词，继续进行下一次输入即可(fcitx会记录最近2048个输入的汉字)。</text:span></text:p>
      <text:p text:style-name="First_20_line_20_indent"><text:span text:style-name="T1">如果想删除词库中的词，先让该词显示中输入条上，按CTRL_7，并按提示操作即可；或是当程序提示有该词组时，按CTRL_DEL删除。</text:span></text:p>
      <text:p text:style-name="First_20_line_20_indent"><text:span text:style-name="T1">如果想调整词库中词的顺序，按CTRL_6，并按提示操作即可。(如果调频设置为1或2，您可能看不到有什么变化)。</text:span></text:p>
      <text:p text:style-name="P8"><text:span text:style-name="T1">制作码表：</text:span></text:p>
      <text:p text:style-name="First_20_line_20_indent"><text:span text:style-name="T1">data目录下包括制造码表的工具：txt2mb和mb2txt。前者是将码表源文件转换为码表输入法所需的格式；后者是将码表文件转换为文本文件。码表源文件格式如下：</text:span></text:p>
      <table:table table:name="表格6" table:style-name="表格6">
        <table:table-column table:style-name="表格6.A"/>
        <table:table-row>
          <table:table-cell table:style-name="表格6.A1" office:value-type="string">
            <text:p text:style-name="Text_20_body"><text:span text:style-name="T1">;fcitx 版本 0x03 码表文件</text:span></text:p>
            <text:p text:style-name="Text_20_body"><text:span text:style-name="T1">键码=abcdefghijklmnopqrstuvwxy</text:span></text:p>
            <text:p text:style-name="Text_20_body"><text:span text:style-name="T1">码长=4</text:span></text:p>
            <text:p text:style-name="Text_20_body"><text:span text:style-name="T1">规避字符=;iuv</text:span></text:p>
            <text:p text:style-name="Text_20_body"><text:span text:style-name="T1">拼音=@</text:span></text:p>
            <text:p text:style-name="Text_20_body"><text:span text:style-name="T1">拼音长度=12</text:span></text:p>
            <text:p text:style-name="Text_20_body"><text:span text:style-name="T1">[组词规则]</text:span></text:p>
            <text:p text:style-name="Text_20_body"><text:span text:style-name="T1">e2=p11+p12+p21+p22</text:span></text:p>
            <text:p text:style-name="Text_20_body"><text:span text:style-name="T1">e3=p11+p21+p31+p32</text:span></text:p>
            <text:p text:style-name="Text_20_body"><text:span text:style-name="T1">a4=p11+p21+p31+n11</text:span></text:p>
            <text:p text:style-name="Text_20_body"><text:span text:style-name="T1">[数据]</text:span></text:p>
            <text:p text:style-name="Text_20_body"><text:span text:style-name="T1">a 工</text:span></text:p>
            <text:p text:style-name="Text_20_body"><text:span text:style-name="T1">a 戈</text:span></text:p>
            <text:p text:style-name="Text_20_body"><text:span text:style-name="T1">a 或</text:span></text:p>
            <text:p text:style-name="Text_20_body"><text:span text:style-name="T1">a 其</text:span></text:p>
            <text:p text:style-name="Text_20_body"><text:span text:style-name="T1">@a 阿</text:span></text:p>
            <text:p text:style-name="Text_20_body"><text:soft-page-break/><text:span text:style-name="T1">@a 啊</text:span></text:p>
            <text:p text:style-name="Text_20_body"><text:span text:style-name="T1">@a 呵</text:span></text:p>
          </table:table-cell>
        </table:table-row>
      </table:table>
      <text:p text:style-name="First_20_line_20_indent"><text:span text:style-name="T1"/></text:p>
      <text:p text:style-name="P8"><text:span text:style-name="T1">说明如下：</text:span></text:p>
      <text:p text:style-name="First_20_line_20_indent"><text:span text:style-name="T1">键码：表示该码表输入法需要用的键；</text:span></text:p>
      <text:p text:style-name="First_20_line_20_indent"><text:span text:style-name="T1">码长：指该码表输入法最长码长；</text:span></text:p>
      <text:p text:style-name="First_20_line_20_indent"><text:span text:style-name="T1">规避字符：在象二笔这样的码表输入法中，某些字符如果出现在编码的第一个，表示特殊用途，虽然可以组成单字，但却不参与组词。如果有这样的字符，可以列在这个地方，以免自动造词出错；</text:span></text:p>
      <text:p text:style-name="First_20_line_20_indent"><text:span text:style-name="T1">拼音：以此字母开头的为拼音；</text:span></text:p>
      <text:p text:style-name="First_20_line_20_indent"><text:span text:style-name="T1">拼音长度：表示该码表中拼音的最长长度；</text:span></text:p>
      <text:p text:style-name="First_20_line_20_indent"><text:span text:style-name="T1">[组词规则]：表示自动组词的规则，如果没该标志，则不能在线造词；</text:span></text:p>
      <text:p text:style-name="First_20_line_20_indent"><text:span text:style-name="T1">[数据]：该标志以下为该码表输入法的数据，按“编码&lt;空格&gt;对应的汉字”。这部分无需排序。</text:span></text:p>
      <text:p text:style-name="P8"><text:span text:style-name="T1">组词规则：</text:span></text:p>
      <text:p text:style-name="First_20_line_20_indent"><text:span text:style-name="T1">组词规则的数目应该比码长小1。</text:span></text:p>
      <text:p text:style-name="First_20_line_20_indent"><text:span text:style-name="T1">等号左边为词组的汉字个数。其中e表示“等于”，a表示“大于等于”(只能有这两个设置)。</text:span></text:p>
      <text:p text:style-name="First_20_line_20_indent"><text:span text:style-name="T1">等号右边为规则，其中p指正序，n指逆序。如p11指第一个字的第一个编码，n11则是指最后一个字的第一个编码。</text:span></text:p>
      <text:p text:style-name="First_20_line_20_indent"><text:span text:style-name="T1">按上述格式制作好编码后，利用txt2mb将其转换为fcitx需要的格式：</text:span></text:p>
      <table:table table:name="表格7" table:style-name="表格7">
        <table:table-column table:style-name="表格7.A"/>
        <table:table-row>
          <table:table-cell table:style-name="表格7.A1" office:value-type="string">
            <text:p text:style-name="Text_20_body"><text:span text:style-name="T1">./txt2mb 源文件 目标文件</text:span></text:p>
          </table:table-cell>
        </table:table-row>
      </table:table>
      <text:p text:style-name="First_20_line_20_indent"><text:span text:style-name="T1"/></text:p>
      <text:p text:style-name="First_20_line_20_indent"><text:span text:style-name="T1">然后将目标文件复制到~/.config/fcitx/table中，并在~/.config/fcitx/table/中建立对应conf文件，然后在中文输入状态下按CTRL_5重新读入配置文件即可。</text:span></text:p>
      <text:p text:style-name="First_20_line_20_indent"><text:span text:style-name="T1">如果希望将已经制作好的码表文件转换为文本文件，可以：</text:span></text:p>
      <table:table table:name="表格8" table:style-name="表格8">
        <table:table-column table:style-name="表格8.A"/>
        <table:table-row>
          <table:table-cell table:style-name="表格8.A1" office:value-type="string">
            <text:p text:style-name="Text_20_body"><text:span text:style-name="T1">./mb2txt 码表文件 &gt; 文本文件</text:span></text:p>
          </table:table-cell>
        </table:table-row>
      </table:table>
      <text:p text:style-name="First_20_line_20_indent"><text:span text:style-name="T1">生成的文本文件将形如上述码表源文件的格式。</text:span></text:p>
      <text:p text:style-name="First_20_line_20_indent"><text:span text:style-name="T1">在码表输入法模式下，只输入单个“拼音键”指定的字符可以重复上次的录入。</text:span></text:p>
      <text:p text:style-name="P8"><text:span text:style-name="T1">反查拼音：</text:span></text:p>
      <text:p text:style-name="First_20_line_20_indent"><text:span text:style-name="T1">如果不知道某个汉字的读音，可以先用码表输入法录入这个字，然后按反查拼音的热键（默认为CTRL_ALT_E），就可以查到该字的读音。</text:span></text:p>
      <text:h text:style-name="Heading_20_2" text:outline-level="2"><text:span text:style-name="T1">2、中文标点</text:span></text:h>
      <text:p text:style-name="First_20_line_20_indent"><text:span text:style-name="T1">fcitx的中文标点由一个文本文件设置，您可以根据自己的需要修改。该文件即&lt;fcitx的安装目录</text:span><text:soft-page-break/><text:span text:style-name="T1">&gt;/share/fcitx/punc.mb(或用户配置目录下的punc.mb)。格式如下：</text:span></text:p>
      <text:p text:style-name="First_20_line_20_indent"><text:span text:style-name="T1">对应的英文符号 中文标点 &lt;中文标点&gt;</text:span></text:p>
      <text:p text:style-name="First_20_line_20_indent"><text:span text:style-name="T1">其中英文符号应该是类似“&amp;*()”这样的符号，而中文标点最长为两个汉字，最多有两组，中间由空格隔开。如：</text:span></text:p>
      <table:table table:name="表格9" table:style-name="表格9">
        <table:table-column table:style-name="表格9.A"/>
        <table:table-row>
          <table:table-cell table:style-name="表格9.A1" office:value-type="string">
            <text:p text:style-name="Text_20_body"><text:span text:style-name="T1">_ ……</text:span></text:p>
            <text:p text:style-name="Text_20_body"><text:span text:style-name="T1">" “ ” </text:span></text:p>
          </table:table-cell>
        </table:table-row>
      </table:table>
      <text:h text:style-name="Heading_20_2" text:outline-level="2"><text:span text:style-name="T1">3、快速输入</text:span></text:h>
      <text:p text:style-name="First_20_line_20_indent"><text:span text:style-name="T1">当配置文件中的，“分号键行为”设置为2时，按下分号键则进入快速输入模式。在这种模式下，您可以设置某些常用短语或符号的快速录入规则。</text:span></text:p>
      <text:p text:style-name="First_20_line_20_indent"><text:span text:style-name="T1">为了使用该功能，您需要将常用短语和符号按如下格式编辑</text:span></text:p>
      <text:p text:style-name="P6"/>
      <table:table table:name="表格10" table:style-name="表格10">
        <table:table-column table:style-name="表格10.A"/>
        <table:table-row>
          <table:table-cell table:style-name="表格10.A1" office:value-type="string">
            <text:p text:style-name="Text_20_body"><text:span text:style-name="T1">&lt;字符组合&gt; &lt;短语&gt;</text:span></text:p>
          </table:table-cell>
        </table:table-row>
      </table:table>
      <text:p text:style-name="P2"><text:span text:style-name="T1">并保存在用户配置目录QuickPhrase.mb（或fcitx的安装目录下的share/data）中，一个短语一行。如</text:span></text:p>
      <table:table table:name="表格11" table:style-name="表格11">
        <table:table-column table:style-name="表格11.A"/>
        <table:table-row>
          <table:table-cell table:style-name="表格11.A1" office:value-type="string">
            <text:p text:style-name="Text_20_body"><text:span text:style-name="T1">zg 中华人民共和国</text:span></text:p>
            <text:p text:style-name="Text_20_body"><text:span text:style-name="T1">h http</text:span></text:p>
          </table:table-cell>
        </table:table-row>
      </table:table>
      <text:h text:style-name="Heading_20_2" text:outline-level="2"><text:span text:style-name="T1">4、系统托盘图标</text:span></text:h>
      <text:p text:style-name="First_20_line_20_indent"><text:span text:style-name="T1">当打开编译系统托盘图标的选项时，启动fcitx后系统托盘区域显示一个托盘图标，您可以通过用鼠标点击它来控制程序的行为：</text:span></text:p>
      <text:p text:style-name="First_20_line_20_indent"><text:span text:style-name="T1">单击右键可以显示菜单。</text:span></text:p>
      <text:h text:style-name="Heading_20_2" text:outline-level="2"><text:span text:style-name="T1">5、记录模式</text:span></text:h>
      <text:p text:style-name="First_20_line_20_indent"><text:span text:style-name="T1">当编译时打开了记录功能，fcitx会在用户配置目录中记录用户通过fcitx进行的中文输入，保存在用户目录下的文件record.dat中。</text:span></text:p>
      <text:p text:style-name="First_20_line_20_indent"><text:span text:style-name="T1">默认情况下，在中文输入模式时，按CTRL_ALT_J打开/关闭记录功能；按CTRL_ALT_A将清除以前的记录。</text:span></text:p>
      <text:p text:style-name="First_20_line_20_indent"><text:span text:style-name="T1">当记录功能打开时，输入条上将显示“（记录模式）”。</text:span></text:p>
      <text:h text:style-name="Heading_20_2" text:outline-level="2"><text:span text:style-name="T1">6、皮肤</text:span></text:h>
      <text:p text:style-name="P2"><text:span text:style-name="T1">fcitx从4.0开始支持皮肤功能，皮肤安装在~/.config/fcitx/skin（用户目录），和PREFIX/share/fcitx/skin下面。皮肤的配置需要建立一个目录放置所有相关文件，以及放置一个名为fcitx_skin.conf的配置文件。格式如下：</text:span></text:p>
      <text:list xml:id="list1371971735" text:style-name="L4">
        <text:list-item>
          <text:p text:style-name="P4"><text:soft-page-break/><text:span text:style-name="T1">[SkinInfo]</text:span></text:p>
          <text:list>
            <text:list-item>
              <text:p text:style-name="P4"><text:span text:style-name="T1">Name：名称</text:span></text:p>
            </text:list-item>
            <text:list-item>
              <text:p text:style-name="P4"><text:span text:style-name="T1">Version：版本</text:span></text:p>
            </text:list-item>
            <text:list-item>
              <text:p text:style-name="P4"><text:span text:style-name="T1">Author：作者</text:span></text:p>
            </text:list-item>
            <text:list-item>
              <text:p text:style-name="P4"><text:span text:style-name="T1">Desc：描述</text:span></text:p>
            </text:list-item>
          </text:list>
        </text:list-item>
        <text:list-item>
          <text:p text:style-name="P4"><text:span text:style-name="T1">[SkinFont]</text:span></text:p>
          <text:list>
            <text:list-item>
              <text:p text:style-name="P4"><text:span text:style-name="T1">FontSize：字体大小</text:span></text:p>
            </text:list-item>
            <text:list-item>
              <text:p text:style-name="P4"><text:span text:style-name="T1">TipColor：提示文字颜色</text:span></text:p>
            </text:list-item>
            <text:list-item>
              <text:p text:style-name="P4"><text:span text:style-name="T1">InputColor：输入文件颜色</text:span></text:p>
            </text:list-item>
            <text:list-item>
              <text:p text:style-name="P4"><text:span text:style-name="T1">IndexColor：索引编号颜色</text:span></text:p>
            </text:list-item>
            <text:list-item>
              <text:p text:style-name="P4"><text:span text:style-name="T1">FirstCandColor：第一候选词颜色</text:span></text:p>
            </text:list-item>
            <text:list-item>
              <text:p text:style-name="P4"><text:span text:style-name="T1">UserPhraseColor：用户词组颜色</text:span></text:p>
            </text:list-item>
            <text:list-item>
              <text:p text:style-name="P4"><text:span text:style-name="T1">CodeColor：编码提示颜色</text:span></text:p>
            </text:list-item>
            <text:list-item>
              <text:p text:style-name="P4"><text:span text:style-name="T1">OtherColor：其他文字颜色</text:span></text:p>
            </text:list-item>
            <text:list-item>
              <text:p text:style-name="P4"><text:span text:style-name="T1">ActiveMenuColor：活动菜单项文字颜色</text:span></text:p>
            </text:list-item>
            <text:list-item>
              <text:p text:style-name="P4"><text:span text:style-name="T1">InactiveMenuColor：非活动菜单项文字颜色</text:span></text:p>
            </text:list-item>
          </text:list>
        </text:list-item>
        <text:list-item>
          <text:p text:style-name="P4"><text:span text:style-name="T1">[SkinMainBar]</text:span></text:p>
          <text:list>
            <text:list-item>
              <text:p text:style-name="P4"><text:span text:style-name="T1">BackImg：主窗口背景图和掩图</text:span></text:p>
            </text:list-item>
            <text:list-item>
              <text:p text:style-name="P4"><text:span text:style-name="T1">Logo：logo图标</text:span></text:p>
            </text:list-item>
            <text:list-item>
              <text:p text:style-name="P4"><text:span text:style-name="T1">ZhPunc：中文标点图标</text:span></text:p>
            </text:list-item>
            <text:list-item>
              <text:p text:style-name="P4"><text:span text:style-name="T1">EnPunc：英文标点图标</text:span></text:p>
            </text:list-item>
            <text:list-item>
              <text:p text:style-name="P4"><text:span text:style-name="T1">Chs：简体图标</text:span></text:p>
            </text:list-item>
            <text:list-item>
              <text:p text:style-name="P4"><text:span text:style-name="T1">Cht：繁体图标</text:span></text:p>
            </text:list-item>
            <text:list-item>
              <text:p text:style-name="P4"><text:span text:style-name="T1">HalfCorner：半角图标</text:span></text:p>
            </text:list-item>
            <text:list-item>
              <text:p text:style-name="P4"><text:span text:style-name="T1">FullCorner：全角图标</text:span></text:p>
            </text:list-item>
            <text:list-item>
              <text:p text:style-name="P4"><text:span text:style-name="T1">Unlock：不锁定图标</text:span></text:p>
            </text:list-item>
            <text:list-item>
              <text:p text:style-name="P4"><text:span text:style-name="T1">Lock：锁定图标</text:span></text:p>
            </text:list-item>
            <text:list-item>
              <text:p text:style-name="P4"><text:span text:style-name="T1">NoLegend：不使用联想图标</text:span></text:p>
            </text:list-item>
            <text:list-item>
              <text:p text:style-name="P4"><text:span text:style-name="T1">Legend：使用联想图标</text:span></text:p>
            </text:list-item>
            <text:list-item>
              <text:p text:style-name="P4"><text:span text:style-name="T1">NoVK：不激活虚拟键盘图标</text:span></text:p>
            </text:list-item>
            <text:list-item>
              <text:p text:style-name="P4"><text:span text:style-name="T1">VK：激活虚拟键盘图标</text:span></text:p>
            </text:list-item>
            <text:list-item>
              <text:p text:style-name="P4"><text:soft-page-break/><text:span text:style-name="T1">Eng：英文图标</text:span></text:p>
            </text:list-item>
            <text:list-item>
              <text:p text:style-name="P4"><text:span text:style-name="T1">Chn：中文图标</text:span></text:p>
            </text:list-item>
          </text:list>
        </text:list-item>
        <text:list-item>
          <text:p text:style-name="P4"><text:span text:style-name="T1">[SkinInputBar]</text:span></text:p>
          <text:list>
            <text:list-item>
              <text:p text:style-name="P4"><text:span text:style-name="T1">BackImg：输入窗口背景图和掩图</text:span></text:p>
            </text:list-item>
            <text:list-item>
              <text:p text:style-name="P4"><text:span text:style-name="T1">Resize：长度不足时的调整大小的策略</text:span></text:p>
              <text:list>
                <text:list-item>
                  <text:p text:style-name="P4"><text:span text:style-name="T1">Copy复制</text:span></text:p>
                </text:list-item>
                <text:list-item>
                  <text:p text:style-name="P4"><text:span text:style-name="T1">Resize缩放</text:span></text:p>
                </text:list-item>
                <text:list-item>
                  <text:p text:style-name="P4"><text:span text:style-name="T1">Fix固定长度</text:span></text:p>
                </text:list-item>
              </text:list>
            </text:list-item>
            <text:list-item>
              <text:p text:style-name="P4"><text:span text:style-name="T1">ResizePos：需要重复出现图标在主背景图的位置</text:span></text:p>
            </text:list-item>
            <text:list-item>
              <text:p text:style-name="P4"><text:span text:style-name="T1">ResizeWidth：需要重复出现图标在主背景图的宽度</text:span></text:p>
            </text:list-item>
            <text:list-item>
              <text:p text:style-name="P4"><text:span text:style-name="T1">InputPos：由于输入位置和字体大小有关,以字的左下端到窗口顶部计算</text:span></text:p>
            </text:list-item>
            <text:list-item>
              <text:p text:style-name="P4"><text:span text:style-name="T1">OutputPos：由于输入位置和字体大小有关,以字的左下端到窗口顶部计算</text:span></text:p>
            </text:list-item>
            <text:list-item>
              <text:p text:style-name="P4"><text:span text:style-name="T1">LayoutLeft：输入和输出显示的字离输入条左边框的距离</text:span></text:p>
            </text:list-item>
            <text:list-item>
              <text:p text:style-name="P4"><text:span text:style-name="T1">LayoutRight：输入和输出显示的字离输入条右边框的距离</text:span></text:p>
            </text:list-item>
            <text:list-item>
              <text:p text:style-name="P4"><text:span text:style-name="T1">CursorColor：光标颜色</text:span></text:p>
            </text:list-item>
            <text:list-item>
              <text:p text:style-name="P4"><text:span text:style-name="T1">BackArrow：上一页图标</text:span></text:p>
            </text:list-item>
            <text:list-item>
              <text:p text:style-name="P4"><text:span text:style-name="T1">ForwardArrow：下一页图标</text:span></text:p>
            </text:list-item>
          </text:list>
        </text:list-item>
        <text:list-item>
          <text:p text:style-name="P4"><text:span text:style-name="T1">[SkinTrayIcon]</text:span></text:p>
          <text:list>
            <text:list-item>
              <text:p text:style-name="P4"><text:span text:style-name="T1">Active：激活状态图标</text:span></text:p>
            </text:list-item>
            <text:list-item>
              <text:p text:style-name="P4"><text:span text:style-name="T1">Inactive：非激活状态图标</text:span></text:p>
            </text:list-item>
          </text:list>
        </text:list-item>
        <text:list-item>
          <text:p text:style-name="P4"><text:span text:style-name="T1">[SkinMenu]</text:span></text:p>
          <text:list>
            <text:list-item>
              <text:p text:style-name="P4"><text:span text:style-name="T1">BackImg：背景图片</text:span></text:p>
            </text:list-item>
            <text:list-item>
              <text:p text:style-name="P4"><text:span text:style-name="T1">ResizeHorizontal：横向长度不足时的调整大小的策略</text:span></text:p>
              <text:list>
                <text:list-item>
                  <text:p text:style-name="P4"><text:span text:style-name="T1">Copy复制</text:span></text:p>
                </text:list-item>
                <text:list-item>
                  <text:p text:style-name="P4"><text:span text:style-name="T1">Resize缩放</text:span></text:p>
                </text:list-item>
                <text:list-item>
                  <text:p text:style-name="P4"><text:span text:style-name="T1">ResizeVertical：纵向的缩放策略，取值同上</text:span></text:p>
                </text:list-item>
              </text:list>
            </text:list-item>
            <text:list-item>
              <text:p text:style-name="P4"><text:span text:style-name="T1">MarginTop：上端空间</text:span></text:p>
            </text:list-item>
            <text:list-item>
              <text:p text:style-name="P4"><text:span text:style-name="T1">MarginBottom：下端空间</text:span></text:p>
            </text:list-item>
            <text:list-item>
              <text:p text:style-name="P4"><text:span text:style-name="T1">MarginLeft：左侧空间</text:span></text:p>
            </text:list-item>
            <text:list-item>
              <text:p text:style-name="P4"><text:span text:style-name="T1">MarginRight：右侧空间</text:span></text:p>
            </text:list-item>
            <text:list-item>
              <text:p text:style-name="P4"><text:span text:style-name="T1">ActiveColor：活动项高亮颜色</text:span></text:p>
            </text:list-item>
            <text:list-item>
              <text:p text:style-name="P4"><text:soft-page-break/><text:span text:style-name="T1">LineColor：分割线颜色</text:span></text:p>
            </text:list-item>
          </text:list>
        </text:list-item>
      </text:list>
      <text:h text:style-name="Heading_20_2" text:outline-level="2"><text:span text:style-name="T1">7、其它功能</text:span></text:h>
      <text:p text:style-name="First_20_line_20_indent"><text:span text:style-name="T1">可以任意拖动fcitx显示的图标和输入条(当处于光标跟随模式时，输入条的位置将根据用户程序输入点而决定)。</text:span></text:p>
      <text:p text:style-name="First_20_line_20_indent"><text:span text:style-name="T1">可以用鼠标左键单击输入条的相应部分切换输入法/改变标点状态/改变全半角设置/改变联想状态/在简繁输出间切换。</text:span></text:p>
      <text:p text:style-name="First_20_line_20_indent"><text:span text:style-name="T1">支持UTF8方式下的中文输入。</text:span></text:p>
      <text:p text:style-name="First_20_line_20_indent"><text:span text:style-name="T1">在主窗口上按鼠标右键可以切换主窗口的显示模式。有两种：简洁模式和完整模式。</text:span></text:p>
      <text:p text:style-name="First_20_line_20_indent"><text:span text:style-name="T1">按CTRL_5可以重新读取配置文件，向fcitx发送SIGHUP也可以重新读取配置文件。</text:span></text:p>
      <text:p text:style-name="First_20_line_20_indent"><text:span text:style-name="T1">在联想方式下，按第二选择键输出半角空格，按第三选择键输出全角空格。</text:span></text:p>
      <text:p text:style-name="First_20_line_20_indent"><text:span text:style-name="T1">单击企鹅图标可以改变输入法的状态。</text:span></text:p>
      <text:h text:style-name="Heading_20_1" text:outline-level="1"><text:span text:style-name="T1">四、常见问题FAQ</text:span></text:h>
      <text:p text:style-name="P8"><text:span text:style-name="T1">1. 编译时说找不到文件X11/Xlib.h</text:span></text:p>
      <text:p text:style-name="First_20_line_20_indent"><text:span text:style-name="T1">这个信息是说编译程序没有找到X的头文件，一般是因为您没有安装X的开发包(在RH/MDK中名为XF*-devel-*或xorg-*-devel-*)。</text:span></text:p>
      <text:p text:style-name="P8"><text:span text:style-name="T1">2. 编译安装完成后，按ctrl_space无法打开fcitx的输入条啊？</text:span></text:p>
      <text:p text:style-name="First_20_line_20_indent"><text:span text:style-name="T1">这个的原因有很多。你可能需要一一排查以下情况：</text:span></text:p>
      <text:p text:style-name="First_20_line_20_indent"><text:span text:style-name="T1">如果其他程序可以成功使用fcitx，那么也许是ctrl space的快捷键被抢占了，想办法设置保证不冲突。</text:span></text:p>
      <text:p text:style-name="First_20_line_20_indent"><text:span text:style-name="T1">如果所有程序都无法正常启用fcitx，请参看说明文档的“环境配置”部分。</text:span></text:p>
      <text:p text:style-name="First_20_line_20_indent"><text:span text:style-name="T1">如果仍然有问题，那么也许是你的locale设置有问题，在某些系统上，默认的locale可能是C或者POSIX，如果你仍然想使用英文界面，应当将locale设置为en_US.UTF-8。en_US.UTF-8的gtk程序默认不会使用xim，一定要设置GTK_IM_MODULE，否则只能每次右键选择。</text:span></text:p>
      <text:p text:style-name="First_20_line_20_indent"><text:span text:style-name="T1">如果还有问题，请给fcitx的googlegroup写信。</text:span></text:p>
      <text:p text:style-name="P9">3. 界面的颜色怎么那么难看？</text:p>
      <text:p text:style-name="First_20_line_20_indent"><text:span text:style-name="T1">我们也这么认为。但不知道什么样的颜色搭配才好。您可以根据说明文档自己设置颜色，更改字体的大小。</text:span></text:p>
      <text:p text:style-name="P9">4. 我将fcitx加到gnome的自动启动后，gnome怎么启动那么慢？</text:p>
      <text:p text:style-name="First_20_line_20_indent"><text:span text:style-name="T1">把~/.gnome2/session-manual里面0,Priority=31的31换成50即可。</text:span></text:p>
      <text:p text:style-name="P9">5. 为什么有时候fcitx会卡几秒？</text:p>
      <text:p text:style-name="First_20_line_20_indent"><text:span text:style-name="T1">fcitx是在第一次输入时读入码表，如果码表比较大的话，读入的时间可能会比较久一些，感觉有些卡，但后面输入就不会再有这种现象了(如果切换了输入法的话，切换后的第一次输入也会重新读入码</text:span><text:soft-page-break/><text:span text:style-name="T1">表)。</text:span></text:p>
      <text:p text:style-name="P9">6. 为什么我只按了一个键，输入条上却出现两个相同的字符？</text:p>
      <text:p text:style-name="First_20_line_20_indent"><text:span text:style-name="T1">这种情况一般出现在KDE中。应该是QT的XIM支持出现问题。出现这个现象时，请在窗口管理器的标题栏按鼠标右键弹出系统菜单，然后按ctrl_space关闭输入法，重新回到应用程序就可以了。</text:span></text:p>
      <text:p text:style-name="P9">7. 当我使用en_US.UTF-8时，为什么无法激活fcitx？</text:p>
      <text:p text:style-name="First_20_line_20_indent"><text:span text:style-name="T1">这种情况应该是GTK2的应用程序。当locale为en_US.UTF-8时。GTK2默认的输入模块不是XIM，因此无法激活fcitx。此时在文字输入框中按鼠标右键，把Input Method设置为X input method，然后就可以使用fcitx了。比较好的解决方法是，在~/.bash_profile或者</text:span><text:span text:style-name="T2">~/.xprofile</text:span><text:span text:style-name="T1">中加入以下两行：</text:span></text:p>
      <text:p text:style-name="First_20_line_20_indent"><text:span text:style-name="T1">export GTK_IM_MODULE=xim</text:span></text:p>
      <text:p text:style-name="First_20_line_20_indent"><text:span text:style-name="T1">export XMODIFIERS=”@im=fcitx”</text:span></text:p>
      <text:p text:style-name="P9">8. fcitx的默认字体并不是我常用字体</text:p>
      <text:p text:style-name="First_20_line_20_indent"><text:span text:style-name="T1">由于fcitx并没有使用一些高层的字体处理，默认字体仅仅是利用Fontconfig找到的一个系统当中的中文字体（并无优先级关系，也不服从/etc/fonts.conf）。可以通过配置文件指定具体的字体解决。或者你应该考虑编译时enable-pango，这样字体设置就有更好的支持了。</text:span></text:p>
      <text:p text:style-name="P9">9. 有些皮肤周围为什么有不透明的黑边</text:p>
      <text:p text:style-name="First_20_line_20_indent"><text:span text:style-name="T1">由于Xserver需要可以支持混成的窗口管理器才能处理真透明效果，因此需要对窗口管理器本身进行设置。相应的开启混成之后会消耗更多的CPU和GPU性能，因此是否开启这个效果请自己权衡。</text:span></text:p>
      <text:p text:style-name="First_20_line_20_indent"><text:span text:style-name="T1">分为以下情况：</text:span></text:p>
      <text:p text:style-name="First_20_line_20_indent"><text:span text:style-name="T1">1、Gnome</text:span></text:p>
      <text:p text:style-name="First_20_line_20_indent"><text:span text:style-name="T1">Metacity可以支持混成，但由于不是所有的显卡和驱动程序都能很好地支持混成，因此混成在gnome中默认是未开启的。如果你的显卡和驱动程序支持3D加速，则可以开启之。</text:span></text:p>
      <text:p text:style-name="First_20_line_20_indent"><text:span text:style-name="T1">使用gconf-editor进行编辑，编辑/apps/metacity/general/compositing_manager，设置为真即可。</text:span></text:p>
      <text:p text:style-name="First_20_line_20_indent"><text:span text:style-name="T1">或者直接使用下面的命令启用：</text:span></text:p>
      <table:table table:name="表格14" table:style-name="表格14">
        <table:table-column table:style-name="表格14.A"/>
        <table:table-row>
          <table:table-cell table:style-name="表格14.A1" office:value-type="string">
            <text:p text:style-name="Text_20_body"><text:span text:style-name="T1">gconftool-2 -s --type bool /apps/metacity/general/compositing_manager true</text:span></text:p>
          </table:table-cell>
        </table:table-row>
      </table:table>
      <text:p text:style-name="First_20_line_20_indent"><text:span text:style-name="T1">如果你想禁用它，修改“true”为“false”，并重新执行该命令。</text:span></text:p>
      <text:p text:style-name="First_20_line_20_indent"><text:span text:style-name="T1">2、KDE4</text:span></text:p>
      <text:p text:style-name="First_20_line_20_indent"><text:span text:style-name="T1">Kwin可以支持混成，在系统设置，桌面效果内设置。</text:span></text:p>
      <text:p text:style-name="First_20_line_20_indent"><text:span text:style-name="T1">3、XFCE</text:span></text:p>
      <text:p text:style-name="First_20_line_20_indent"><text:span text:style-name="T1">Xfwm4支持混成，在高级窗口管理器内进行设置。</text:span></text:p>
      <text:p text:style-name="First_20_line_20_indent"><text:span text:style-name="T1">4、Compiz</text:span></text:p>
      <text:p text:style-name="First_20_line_20_indent"><text:span text:style-name="T1">Compiz &gt;= 0.9.0可能默认没有开启混成，可以通过安装ccsm进行配置。</text:span></text:p>
      <text:p text:style-name="First_20_line_20_indent"><text:span text:style-name="T1">5、其他</text:span></text:p>
      <text:p text:style-name="First_20_line_20_indent"><text:soft-page-break/><text:span text:style-name="T1">其他窗口管理器可以通过一个额外的混成管理器xcompmgr进行混成管理。只需要安装它即可。另外也可以将之前所述的窗口管理器在不开启混成的情形下同时使用xcompmgr，但相应的可能不如原生的效果那么好。</text:span></text:p>
      <text:p text:style-name="P9">10. fcitx启动后图标背景为黑色，但关闭后手动启动背景颜色正常</text:p>
      <text:p text:style-name="First_20_line_20_indent"><text:span text:style-name="T1">你可以通过设置DelayStart延迟几秒启动fcitx，在支持混成的窗口管理器和面板启动之后再启动fcitx。</text:span></text:p>
      <text:p text:style-name="P9">11. 我发现了fcitx的BUG怎么办？</text:p>
      <text:p text:style-name="First_20_line_20_indent"><text:span text:style-name="T1">您可以将该BUG的情况贴在 http://code.google.com/p/fcitx/ 中的issues进行bug提交，我们将尽快修正。</text:span></text:p>
      <text:p text:style-name="P5"><text:span text:style-name="T1">如果</text:span><text:span text:style-name="T2">是导致fcitx退出的错误，你可以查看~/.config/fcitx/crash.log中是否有相关信息，同时将这个信息和你的fcitx已经编译的二进制文件发上来。</text:span></text:p>
      <text:h text:style-name="P11" text:outline-level="1"><text:span text:style-name="T1">五、致谢</text:span></text:h>
      <text:p text:style-name="First_20_line_20_indent"><text:span text:style-name="T1">fcitx(3.1.x及以前的版本)使用了来自于cjkvinput项目的五笔86码表，请参看源码中的doc/cjkvinput.txt。</text:span></text:p>
      <text:p text:style-name="First_20_line_20_indent"><text:span text:style-name="T1">fcitx-3.2使用了拼音佳佳4.0的拼音词库，并根据该词库制作了五笔86的词库。详情请参看源码包中的doc/pinyin.txt。</text:span></text:p>
      <text:p text:style-name="First_20_line_20_indent"><text:span text:style-name="T1">fcitx-3.3.X以后使用了kardinal@linuxsir制作的五笔86词库(稍做修改)。</text:span></text:p>
      <text:p text:style-name="First_20_line_20_indent"><text:span text:style-name="T1">本程序参考了rfinput-2.x的源码，在此向其作者Zhao yang (zyang@redflag-linux.com)致谢。</text:span></text:p>
      <text:p text:style-name="First_20_line_20_indent"><text:span text:style-name="T1">感谢www.linuxsir.org的北南南北为fcitx提供一个家。同时，他与小凡为gWuBi/fcitx的推广和测试做了很多工作。</text:span></text:p>
      <text:p text:style-name="First_20_line_20_indent"><text:span text:style-name="T1">感谢xsim的作者楚狂、scim的james_su提供了宝贵的技术支持；</text:span></text:p>
      <text:p text:style-name="First_20_line_20_indent"><text:span text:style-name="T1">感谢二笔输入法(ebf)的作者tram，他为fcitx做了很多工作。</text:span></text:p>
      <text:p text:style-name="First_20_line_20_indent"><text:span text:style-name="T1">感谢winix多次为gWuBi/fcitx提出宝贵的意见和建议。</text:span></text:p>
      <text:p text:style-name="First_20_line_20_indent"><text:span text:style-name="T1">感谢windrose精心测试了双拼功能。</text:span></text:p>
      <text:p text:style-name="First_20_line_20_indent"><text:span text:style-name="T1">感谢Wang Yin为拼音输入提出了宝贵的意见。</text:span></text:p>
      <text:p text:style-name="First_20_line_20_indent"><text:span text:style-name="T1">感谢Xie Yanbo制作了安装配置脚本。</text:span></text:p>
      <text:p text:style-name="First_20_line_20_indent"><text:span text:style-name="T1">感谢t3swing为fcitx编写了皮肤功能。</text:span></text:p>
      <text:p text:style-name="First_20_line_20_indent"><text:span text:style-name="T1">感谢Jarryson和Ukyoi为fcitx制作了皮肤。</text:span></text:p>
      <text:p text:style-name="First_20_line_20_indent"><text:span text:style-name="T1">同时感谢所有其它测试gWuBi/fcitx的朋友，非常感谢。</text:span></text:p>
      <text:h text:style-name="Heading_20_1" text:outline-level="1"><text:soft-page-break/><text:span text:style-name="T1">附录</text:span></text:h>
      <text:h text:style-name="Heading_20_2" text:outline-level="2"><text:span text:style-name="T1">1、热键</text:span></text:h>
      <text:p text:style-name="First_20_line_20_indent"><text:span text:style-name="T1">您可在fcitx的配置文件中使用以下热键：</text:span></text:p>
      <text:p text:style-name="P5"><text:span text:style-name="T1">LCTRL<text:tab/><text:tab/><text:tab/>LSHIFT<text:tab/><text:tab/><text:tab/>LALT<text:tab/><text:tab/><text:tab/>RCTRL</text:span></text:p>
      <text:p text:style-name="P5"><text:span text:style-name="T1">RSHIFT<text:tab/><text:tab/><text:tab/>RALT<text:tab/><text:tab/><text:tab/><text:tab/>INSERT<text:tab/><text:tab/>HOME</text:span></text:p>
      <text:p text:style-name="P5"><text:span text:style-name="T1">PGUP<text:tab/><text:tab/><text:tab/>END<text:tab/><text:tab/><text:tab/><text:tab/>PGDN<text:tab/><text:tab/><text:tab/>CTRL_CTRL</text:span></text:p>
      <text:p text:style-name="P5"><text:span text:style-name="T1">CTRL_LSHIFT<text:tab/><text:tab/>CTRL_LALT<text:tab/><text:tab/><text:tab/>CTRL_RSHIFT<text:tab/><text:tab/>CTRL_RALT</text:span></text:p>
      <text:p text:style-name="P5"><text:span text:style-name="T1">SHIFT_LCTRL<text:tab/><text:tab/>SHIFT_SHIFT<text:tab/><text:tab/><text:tab/>SHIFT_LALT<text:tab/><text:tab/>SHIFT_RCTRL</text:span></text:p>
      <text:p text:style-name="P5"><text:span text:style-name="T1">SHIFT_RALT<text:tab/><text:tab/>ALT_LCTRL<text:tab/><text:tab/><text:tab/>ALT_LSHIFT<text:tab/><text:tab/>ALT_ALT</text:span></text:p>
      <text:p text:style-name="First_20_line_20_indent"><text:span text:style-name="T1">ALT_RCTRL<text:tab/><text:tab/>ALT_RSHIFT</text:span></text:p>
      <text:p text:style-name="First_20_line_20_indent"><text:span text:style-name="T1">其中，L前缀表示左键，R前缀表示右键。如果需要CTRL/ALT+&lt;字母/数字&gt;的组合键，直接写入数字或字母即可，如CTRL_K等。</text:span></text:p>
      <text:h text:style-name="Heading_20_2" text:outline-level="2"><text:span text:style-name="T1">2、编译安装流程</text:span></text:h>
      <text:p text:style-name="First_20_line_20_indent"><text:span text:style-name="T1">fcitx通常以源码的方式发布，您需要编译安装后才能使用。编译fcitx需要(且不限于)以下包：</text:span></text:p>
      <text:p text:style-name="First_20_line_20_indent"><text:span text:style-name="T1">gcc</text:span></text:p>
      <text:p text:style-name="First_20_line_20_indent"><text:span text:style-name="T1">xorg及其开发包</text:span></text:p>
      <text:p text:style-name="First_20_line_20_indent"><text:span text:style-name="T1">cairo及其开发包</text:span></text:p>
      <text:p text:style-name="First_20_line_20_indent"><text:span text:style-name="T1">gettext及其开发包</text:span></text:p>
      <text:p text:style-name="First_20_line_20_indent"><text:span text:style-name="T1">libtool</text:span></text:p>
      <text:p text:style-name="First_20_line_20_indent"><text:span text:style-name="T1">intltool</text:span></text:p>
      <text:p text:style-name="First_20_line_20_indent"><text:span text:style-name="T1">首先下载fcitx的源码包，文件名为 fcitx-4.0.0.tar.bz2，存放在某个临时的目录中(如/temp)。执行：</text:span></text:p>
      <table:table table:name="表格12" table:style-name="表格12">
        <table:table-column table:style-name="表格12.A"/>
        <table:table-row>
          <table:table-cell table:style-name="表格12.A1" office:value-type="string">
            <text:p text:style-name="Text_20_body"><text:span text:style-name="T1">cd &lt;临时目录&gt;</text:span></text:p>
            <text:p text:style-name="Text_20_body"><text:span text:style-name="T1">tar jxvf fcitx-4.0.0.tar.bz2</text:span></text:p>
          </table:table-cell>
        </table:table-row>
      </table:table>
      <text:p text:style-name="First_20_line_20_indent"><text:span text:style-name="T1">这样会在临时目录(如/temp)目录下建立目录fcitx-4.0.0，所有的源码都在该目录中。</text:span></text:p>
      <text:p text:style-name="First_20_line_20_indent"><text:span text:style-name="T1">执行以下命令编译安装：</text:span></text:p>
      <table:table table:name="表格13" table:style-name="表格13">
        <table:table-column table:style-name="表格13.A"/>
        <table:table-row>
          <table:table-cell table:style-name="表格13.A1" office:value-type="string">
            <text:p text:style-name="Text_20_body"><text:span text:style-name="T1">cd fcitx-4.0.0</text:span></text:p>
            <text:p text:style-name="Text_20_body"><text:span text:style-name="T1">./configure –prefix=&lt;安装目录&gt;</text:span></text:p>
            <text:p text:style-name="Text_20_body"><text:span text:style-name="T1">make &amp;&amp; make install</text:span></text:p>
          </table:table-cell>
        </table:table-row>
      </table:table>
      <text:p text:style-name="First_20_line_20_indent"><text:soft-page-break/><text:span text:style-name="T1">bash编译安装时的偏好设定：</text:span></text:p>
      <text:p text:style-name="First_20_line_20_indent"><text:span text:style-name="T1">这些设定是非必需的，如果有需要可自行添加。</text:span></text:p>
      <text:p text:style-name="First_20_line_20_indent"><text:span text:style-name="T1">fcitx支持系统托盘，默认情况下该功能是启用的，如果您不希望打开该功能，可在./configure后增加选项--disable-tray。</text:span></text:p>
      <text:p text:style-name="First_20_line_20_indent"><text:span text:style-name="T1">在./configure后增加选项--enable-recording将打开fcitx的输入记录功能（参见后面的“输入记录”）。</text:span></text:p>
      <text:p text:style-name="First_20_line_20_indent"><text:span text:style-name="T1">在configure时增加选项--enable-dbus将打开fcitx的DBus支持，此时如果您的系统中安装了kimpanel，kimpanel将接管fcitx的用户界面（需要与配置文件中的设置“使用DBus接口”配合使用）。</text:span></text:p>
      <text:p text:style-name="P5"><text:span text:style-name="T2">在configure时增加选项--disable-pango，将不使用pango进行字体绘制，将只能支持单一字体显示（在字符集不足时）。</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DejaVu Sans Mono" svg:font-family="'DejaVu Sans Mono'" style:font-adornments="Book" style:font-family-generic="modern" style:font-pitch="fixed"/>
    <style:font-face style:name="文泉驿等宽微米黑" svg:font-family="文泉驿等宽微米黑"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name="文泉驿等宽微米黑" fo:font-size="10.5pt" style:font-name-asian="文泉驿等宽微米黑" style:font-size-asian="10.5pt" style:font-weight-asian="normal"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officeooo:paragraph-rsid="00125881"/>
    </style:style>
    <style:style style:name="MT1" style:family="text">
      <style:text-properties officeooo:rsid="0012588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fcitx-4.0.0 本文档由LibreOffice 3.3.0beta2生成</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9T17:51:18</meta:creation-date>
    <dc:date>2010-11-09T18:21:27</dc:date>
    <meta:editing-duration>PT13M5S</meta:editing-duration>
    <meta:editing-cycles>2</meta:editing-cycles>
    <meta:generator>LibreOffice/3.3$Linux OpenOffice.org_project/330m9$Build-1</meta:generator>
    <meta:document-statistic meta:table-count="14" meta:image-count="0" meta:object-count="0" meta:page-count="18" meta:paragraph-count="447" meta:word-count="4901" meta:character-count="12991"/>
  </office:meta>
</office:document-meta>
</file>